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F000000271132E4C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hyphenation-ladder-count="no-limit"/>
      <style:text-properties officeooo:paragraph-rsid="000c7d58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0c7d58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0c7d58" fo:hyphenate="true" fo:hyphenation-remain-char-count="2" fo:hyphenation-push-char-count="2"/>
    </style:style>
    <style:style style:name="P4" style:family="paragraph" style:parent-style-name="Standard" style:list-style-name="L1">
      <style:paragraph-properties fo:hyphenation-ladder-count="no-limit"/>
      <style:text-properties officeooo:rsid="000c7d58" officeooo:paragraph-rsid="000c7d58" fo:hyphenate="true" fo:hyphenation-remain-char-count="2" fo:hyphenation-push-char-count="2"/>
    </style:style>
    <style:style style:name="P5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rsid="000c7d58" fo:hyphenate="true" fo:hyphenation-remain-char-count="2" fo:hyphenation-push-char-count="2"/>
    </style:style>
    <style:style style:name="P6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105fa9" fo:hyphenate="true" fo:hyphenation-remain-char-count="2" fo:hyphenation-push-char-count="2"/>
    </style:style>
    <style:style style:name="P7" style:family="paragraph" style:parent-style-name="Heading_20_1">
      <style:text-properties officeooo:rsid="000c7d58"/>
    </style:style>
    <style:style style:name="T1" style:family="text">
      <style:text-properties officeooo:rsid="000c7d58"/>
    </style:style>
    <style:style style:name="T2" style:family="text">
      <style:text-properties fo:font-style="italic"/>
    </style:style>
    <style:style style:name="T3" style:family="text">
      <style:text-properties fo:font-style="italic" officeooo:rsid="000c7d58"/>
    </style:style>
    <style:style style:name="T4" style:family="text">
      <style:text-properties fo:font-style="italic" officeooo:rsid="0016a4e8" style:font-style-asian="italic" style:font-style-complex="italic"/>
    </style:style>
    <style:style style:name="T5" style:family="text">
      <style:text-properties style:text-position="-33% 80%"/>
    </style:style>
    <style:style style:name="T6" style:family="text">
      <style:text-properties style:text-position="-33% 80%" fo:font-style="italic" officeooo:rsid="000c7d58"/>
    </style:style>
    <style:style style:name="T7" style:family="text">
      <style:text-properties style:text-position="-33% 80%" officeooo:rsid="000c7d58"/>
    </style:style>
    <style:style style:name="T8" style:family="text">
      <style:text-properties style:text-position="sub 58%" fo:font-style="italic" officeooo:rsid="000c7d58"/>
    </style:style>
    <style:style style:name="T9" style:family="text">
      <style:text-properties officeooo:rsid="0016a4e8"/>
    </style:style>
    <style:style style:name="T10" style:family="text">
      <style:text-properties officeooo:rsid="0011d7bd"/>
    </style:style>
    <style:style style:name="fr1" style:family="graphic" style:parent-style-name="Graphics">
      <style:graphic-properties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Буцев Виктор (29.12.2010)</text:h>
      <text:list xml:id="list1163034051" text:style-name="L1">
        <text:list-item>
          <text:p text:style-name="P5"><text:span text:style-name="T10">Дано целое число. О</text:span>предел<text:span text:style-name="T10">ить</text:span> цифр<text:span text:style-name="T10">у, стоящую в середине десятичной записи числа, если эта запись содержит чётное число цифр, и сумму двух цифр, стоящих <text:s/>в центре, в противном случае.</text:span></text:p>
        </text:list-item>
        <text:list-item>
          <text:p text:style-name="P6"><text:span text:style-name="T9">Дано целое число </text:span><text:span text:style-name="T4">K</text:span><text:span text:style-name="T9">, а также </text:span><text:span text:style-name="T4">K</text:span><text:span text:style-name="T9"> наборов ненулевых целых чисел. Каждый набор содержит не менее двух элементов, признаком его завершения является число 0. Найти количество наборов, элементы которых возрастают.</text:span></text:p>
        </text:list-item>
        <text:list-item>
          <text:p text:style-name="P3">Напишите процедуру, которая определяет первую и последнюю цифры заданного числа с произвольным количеством знаков.</text:p>
        </text:list-item>
        <text:list-item>
          <text:p text:style-name="P2"><text:span text:style-name="T1">Дано целое число </text:span><text:span text:style-name="T3">N</text:span><text:span text:style-name="T1"> (&gt; 1), являющееся </text:span><text:a xlink:type="simple" xlink:href="http://ru.wikipedia.org/wiki/Число_Фибоначчи"><text:span text:style-name="T1">числом Фибоначчи</text:span></text:a><text:span text:style-name="T1">: </text:span><text:span text:style-name="T3">N</text:span><text:span text:style-name="T1"> = </text:span><text:span text:style-name="T3">F</text:span><text:span text:style-name="T6">K</text:span><text:span text:style-name="T1">. Найти целое число </text:span><text:span text:style-name="T3">K</text:span><text:span text:style-name="T1"> — порядковый номер числа Фибоначчи </text:span><text:span text:style-name="T3">N</text:span><text:span text:style-name="T1">. </text:span></text:p>
        </text:list-item>
        <text:list-item>
          <text:p text:style-name="P2"><text:span text:style-name="T1">Дано натуральное число </text:span><text:span text:style-name="T3">N</text:span><text:span text:style-name="T1"> и набор из </text:span><text:span text:style-name="T3">N</text:span><text:span text:style-name="T1"> чисел: </text:span><text:span text:style-name="T3">x</text:span><text:span text:style-name="T7">1</text:span><text:span text:style-name="T1">, </text:span><text:span text:style-name="T3">x</text:span><text:span text:style-name="T7">2</text:span><text:span text:style-name="T1">, …, </text:span><text:span text:style-name="T3">x</text:span><text:span text:style-name="T8">N</text:span><text:span text:style-name="T1">. Вычислить </text:span><text:span text:style-name="T3">a</text:span><text:span text:style-name="T8">N</text:span><text:span text:style-name="T1">, если</text:span></text:p>
        </text:list-item>
      </text:list>
      <text:p text:style-name="P1"><draw:frame draw:style-name="fr1" draw:name="Графический объект1" text:anchor-type="paragraph" svg:width="9.71cm" svg:height="1.032cm" draw:z-index="0"><draw:image xlink:href="Pictures/100002010000016F000000271132E4C9.png" xlink:type="simple" xlink:show="embed" xlink:actuate="onLoad"/></draw:frame></text:p>
      <text:list xml:id="list425650977" text:continue-numbering="true" text:style-name="L1">
        <text:list-header>
          <text:p text:style-name="P4"/>
          <text:p text:style-name="P4">и <text:span text:style-name="T2">a</text:span><text:span text:style-name="T5">1</text:span> = <text:span text:style-name="T2">x</text:span><text:span text:style-name="T5">1</text:span>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Linux OpenOffice.org_project/320m19$Build-9505</meta:generator>
    <dc:date>2010-12-29T00:51:39</dc:date>
    <dc:creator>Artem Pelenitsyn</dc:creator>
    <meta:editing-duration>PT00H49M51S</meta:editing-duration>
    <meta:editing-cycles>5</meta:editing-cycles>
    <meta:document-statistic meta:table-count="0" meta:image-count="1" meta:object-count="0" meta:page-count="1" meta:paragraph-count="7" meta:word-count="123" meta:character-count="744"/>
  </office:meta>
</office:document-meta>
</file>